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IntegrationTests.customHeader( WebSocketClient client , HttpServer server , Class &lt; ? &gt; server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SocketIntegrationTests.handle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onfig.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Config.cookieWeb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ProtocolWebSocketHandler.handle( WebSocket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IntegrationTests.testEch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SocketIntegrationTests.getWeb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IntegrationTests.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Handler.handle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HeaderHandler.handle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choWebSocketHandler.handle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IntegrationTests.echo( WebSocketClient client , HttpServer server , Class &lt; ? &gt; serverConfig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ocketIntegrationTests.subProtocol( WebSocketClient client , HttpServer server , Class &lt; ? &gt; server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ssionClosingHandler.handle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IntegrationTests.cookie( WebSocketClient client , HttpServer server , Class &lt; ? &gt; server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SocketIntegrationTests.sessionClosing( WebSocketClient client , HttpServer server , Class &lt; ? &gt; server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ubProtocolWebSocketHandler.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